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style:text-position="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style:text-position="" fo:font-style="normal" style:text-underline-style="none" style:font-style-asian="normal" style:font-style-complex="normal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Square found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l</text:p>
          </table:table-cell>
          <table:table-cell table:formula="of:=([.B3]-[.B2])/2000" office:value-type="float" office:value="1.15" calcext:value-type="float">
            <text:p>1.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b'</text:p>
          </table:table-cell>
          <table:table-cell table:formula="of:=[.B3]/1000" office:value-type="float" office:value="2.6" calcext:value-type="float">
            <text:p>2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b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k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 moment</text:p>
          </table:table-cell>
          <table:table-cell office:value-type="float" office:value="50" calcext:value-type="float">
            <text:p>50</text:p>
          </table:table-cell>
          <table:table-cell table:formula="of:=[.B9]*[.E2]*[.E2]*[.E3]/2" office:value-type="float" office:value="85.9625" calcext:value-type="float">
            <text:p>85.9625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50" calcext:value-type="float">
            <text:p>350</text:p>
          </table:table-cell>
          <table:table-cell table:formula="of:=[.A13]-[.B13]" office:value-type="float" office:value="870" calcext:value-type="float">
            <text:p>87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[.C16]*1.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formula="of:=[.C17]*0.8*1.5"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]+[.D16]" office:value-type="float" office:value="6" calcext:value-type="float">
            <text:p>6</text:p>
          </table:table-cell>
          <table:table-cell table:formula="of:=[.D18]*(2*3.325*1.6)" office:value-type="float" office:value="63.84" calcext:value-type="float">
            <text:p>63.8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[.E18]/1.6" office:value-type="float" office:value="39.9" calcext:value-type="float">
            <text:p>39.9</text:p>
          </table:table-cell>
          <table:table-cell/>
        </table:table-row>
        <table:table-row table:style-name="ro1">
          <table:table-cell table:number-columns-repeated="2"/>
          <table:table-cell table:formula="of:=1600/40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65*1.6/2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bar</text:p>
          </table:table-cell>
          <table:table-cell office:value-type="float" office:value="12" calcext:value-type="float">
            <text:p>12</text:p>
          </table:table-cell>
          <table:table-cell table:formula="of:=3.14*[.B24]^2/4" office:value-type="float" office:value="113.04" calcext:value-type="float">
            <text:p>113.0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formula="of:=1000/[.B26]" office:value-type="float" office:value="10" calcext:value-type="float">
            <text:p>10</text:p>
          </table:table-cell>
          <table:table-cell table:formula="of:=[.C26]*[.C24]" office:value-type="float" office:value="1130.4" calcext:value-type="float">
            <text:p>1130.4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hear Area</text:p>
          </table:table-cell>
          <table:table-cell table:number-columns-repeated="2"/>
          <table:table-cell table:style-name="ce1" office:value-type="string" calcext:value-type="string">
            <text:p>Shear Area Concret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SquareFoundation</text:p>
          </table:table-cell>
          <table:table-cell table:number-columns-repeated="2"/>
          <table:table-cell table:style-name="ce2" office:value-type="string" calcext:value-type="string">
            <text:p>SquareFound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w</text:p>
          </table:table-cell>
          <table:table-cell table:formula="of:=[.B9]"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, lang lengde</text:p>
          </table:table-cell>
          <table:table-cell office:value-type="float" office:value="2600" calcext:value-type="float">
            <text:p>2600</text:p>
          </table:table-cell>
          <table:table-cell/>
          <table:table-cell table:formula="of:=[.B7]*([.B8]+[.B6])" office:value-type="float" office:value="93800" calcext:value-type="float">
            <text:p>93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Vc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[.B7]-25-12/2" office:value-type="float" office:value="169" calcext:value-type="float">
            <text:p>169</text:p>
          </table:table-cell>
          <table:table-cell/>
          <table:table-cell office:value-type="string" calcext:value-type="string">
            <text:p>ftd</text:p>
          </table:table-cell>
          <table:table-cell office:value-type="float" office:value="1.21" calcext:value-type="float">
            <text:p>1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, kort lengde</text:p>
          </table:table-cell>
          <table:table-cell table:formula="of:=[.B6]+[.B8]" office:value-type="float" office:value="469" calcext:value-type="float">
            <text:p>469</text:p>
          </table:table-cell>
          <table:table-cell/>
          <table:table-cell table:style-name="ce4" office:value-type="string" calcext:value-type="string">
            <text:p>as Ø=</text:p>
          </table:table-cell>
          <table:table-cell office:value-type="float" office:value="12" calcext:value-type="float">
            <text:p>12</text:p>
          </table:table-cell>
          <table:table-cell table:formula="of:=3.14*[.E9]^2/4" office:value-type="float" office:value="113.04" calcext:value-type="float">
            <text:p>113.04</text:p>
          </table:table-cell>
          <table:table-cell office:value-type="string" calcext:value-type="string">
            <text:p>m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, gj.snitt lengde</text:p>
          </table:table-cell>
          <table:table-cell table:formula="of:=([.B5]+[.B9])/2" office:value-type="float" office:value="1534.5" calcext:value-type="float">
            <text:p>1534.5</text:p>
          </table:table-cell>
          <table:table-cell/>
          <table:table-cell table:style-name="ce4" office:value-type="string" calcext:value-type="string">
            <text:p>cc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</text:p>
          </table:table-cell>
          <table:table-cell table:formula="of:=([.B5]-[.B6])/2" office:value-type="float" office:value="1150" calcext:value-type="float">
            <text:p>1150</text:p>
          </table:table-cell>
          <table:table-cell/>
          <table:table-cell table:style-name="ce4" office:value-type="string" calcext:value-type="string">
            <text:p>As</text:p>
          </table:table-cell>
          <table:table-cell table:formula="of:=[.E4]*[.F9]/[.E10]" office:value-type="float" office:value="530.1576" calcext:value-type="float">
            <text:p>530.1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</text:p>
          </table:table-cell>
          <table:table-cell table:formula="of:=[.B10]*[.B11]" office:value-type="float" office:value="1764675" calcext:value-type="float">
            <text:p>1764675</text:p>
          </table:table-cell>
          <table:table-cell/>
          <table:table-cell office:value-type="string" calcext:value-type="string">
            <text:p>kv</text:p>
          </table:table-cell>
          <table:table-cell table:formula="of:=(1500-[.B7])/1000"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akt</text:p>
          </table:table-cell>
          <table:table-cell table:formula="of:=100*[.E11]/(1.4*[.E4]*[.B8])" office:value-type="float" office:value="0.477768385460693" calcext:value-type="float">
            <text:p>0.477768385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hea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cd1</text:p>
          </table:table-cell>
          <table:table-cell table:formula="of:=0.33*([.E8]+[.E13])*[.E4]*[.B8]*[.E12]/1000" office:value-type="float" office:value="57.38913609" calcext:value-type="float">
            <text:p>57.3891360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quareFoundation</text:p>
          </table:table-cell>
          <table:table-cell table:number-columns-repeated="2"/>
          <table:table-cell office:value-type="string" calcext:value-type="string">
            <text:p>vcd2</text:p>
          </table:table-cell>
          <table:table-cell table:formula="of:=0.66*[.E8]*[.E4]*[.B8]*[.E12]/1000" office:value-type="float" office:value="82.28718498" calcext:value-type="float">
            <text:p>82.2871849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mcd</text:p>
          </table:table-cell>
          <table:table-cell table:number-columns-repeated="3"/>
          <table:table-cell table:style-name="ce1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ar</text:p>
          </table:table-cell>
          <table:table-cell table:formula="of:=[.B18]*[.B12]/1000000" office:value-type="float" office:value="88.23375" calcext:value-type="float">
            <text:p>88.23375</text:p>
          </table:table-cell>
          <table:table-cell table:number-columns-repeated="5"/>
          <table:table-cell office:value-type="string" calcext:value-type="string">
            <text:p>alphad </text:p>
          </table:table-cell>
          <table:table-cell office:value-type="float" office:value="0.165" calcext:value-type="float">
            <text:p>0.16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r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2600" calcext:value-type="float">
            <text:p>2600</text:p>
          </table:table-cell>
          <table:table-cell table:number-columns-repeated="2"/>
          <table:table-cell office:value-type="string" calcext:value-type="string">
            <text:p>mf/mcd</text:p>
          </table:table-cell>
          <table:table-cell table:formula="of:=[.I20]/[.E25]" office:value-type="float" office:value="0.306055766298755" calcext:value-type="float">
            <text:p>0.30605576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table:formula="of:=[.B8]*[.B8]" office:value-type="float" office:value="28561" calcext:value-type="float">
            <text:p>28561</text:p>
          </table:table-cell>
          <table:table-cell table:number-columns-repeated="2"/>
          <table:table-cell office:value-type="string" calcext:value-type="string">
            <text:p>alphad*mf/mcd</text:p>
          </table:table-cell>
          <table:table-cell table:formula="of:=[.I21]*[.I19]" office:value-type="float" office:value="0.0504992014392946" calcext:value-type="float">
            <text:p>0.0504992014</text:p>
          </table:table-cell>
          <table:table-cell/>
        </table:table-row>
        <table:table-row table:style-name="ro1">
          <table:table-cell office:value-type="string" calcext:value-type="string">
            <text:p>fsd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f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z </text:p>
          </table:table-cell>
          <table:table-cell table:formula="of:=(1-[.I22])*[.B8]" office:value-type="float" office:value="160.465634956759" calcext:value-type="float">
            <text:p>160.4656349568</text:p>
          </table:table-cell>
          <table:table-cell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</text:p>
          </table:table-cell>
          <table:table-cell table:formula="of:=1.11*[.B24]*300*1000/([.B8]*[.B23]*SQRT(2))" office:value-type="float" office:value="348.32331085077" calcext:value-type="float">
            <text:p>348.3233108508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cd</text:p>
          </table:table-cell>
          <table:table-cell table:formula="of:=[.E20]*[.E21]*[.E22]*[.E23]/1000000" office:value-type="float" office:value="326.73784" calcext:value-type="float">
            <text:p>326.73784</text:p>
          </table:table-cell>
          <table:table-cell office:value-type="string" calcext:value-type="string">
            <text:p>kNm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string" calcext:value-type="string">
            <text:p>mf as</text:p>
          </table:table-cell>
          <table:table-cell table:formula="of:=[.I20]*1000000/([.B23]*[.I23])" office:value-type="float" office:value="1557.96597861821" calcext:value-type="float">
            <text:p>1557.9659786182</text:p>
          </table:table-cell>
          <table:table-cell office:value-type="string" calcext:value-type="string">
            <text:p>mm2</text:p>
          </table:table-cell>
        </table:table-row>
        <table:table-row table:style-name="ro1">
          <table:table-cell office:value-type="string" calcext:value-type="string">
            <text:p>fcd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formula="of:=0.9*[.B8]" office:value-type="float" office:value="152.1" calcext:value-type="float">
            <text:p>15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t</text:p>
          </table:table-cell>
          <table:table-cell office:value-type="float" office:value="45" calcext:value-type="float">
            <text:p>45</text:p>
          </table:table-cell>
          <table:table-cell table:formula="of:=RADIANS([.B29])" office:value-type="float" office:value="0.785398163397448" calcext:value-type="float">
            <text:p>0.7853981634</text:p>
          </table:table-cell>
          <table:table-cell table:formula="of:=1/TAN([.C2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cd1</text:p>
          </table:table-cell>
          <table:table-cell table:formula="of:=0.25*[.B27]*[.E4]*[.B28]*(1+[.D29])/1000" office:value-type="float" office:value="570.6792" calcext:value-type="float">
            <text:p>570.6792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cd2</text:p>
          </table:table-cell>
          <table:table-cell table:formula="of:=0.45*[.B27]*[.E4]*[.B28]/1000" office:value-type="float" office:value="513.61128" calcext:value-type="float">
            <text:p>513.61128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</table:table>
      <table:table table:name="Links" table:style-name="ta1">
        <table:table-column table:style-name="co1" table:number-columns-repeated="8" table:default-cell-style-name="Default"/>
        <table:table-row table:style-name="ro2">
          <table:table-cell office:value-type="string">
            <text:p>deg</text:p>
          </table:table-cell>
          <table:table-cell office:value-type="string">
            <text:p>rad</text:p>
          </table:table-cell>
          <table:table-cell office:value-type="string">
            <text:p>tan</text:p>
          </table:table-cell>
          <table:table-cell office:value-type="string">
            <text:p>cot</text:p>
          </table:table-cell>
          <table:table-cell office:value-type="string">
            <text:p>cos</text:p>
          </table:table-cell>
          <table:table-cell office:value-type="string">
            <text:p>sin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RADIANS([.A2])" office:value-type="float" office:value="0.785398163397448">
            <text:p>0,7853981634</text:p>
          </table:table-cell>
          <table:table-cell table:formula="of:=TAN([.B2])" office:value-type="float" office:value="1">
            <text:p>1</text:p>
          </table:table-cell>
          <table:table-cell table:formula="of:=1/[.C2]" office:value-type="float" office:value="1">
            <text:p>1</text:p>
          </table:table-cell>
          <table:table-cell table:formula="of:=COS([.B2])" office:value-type="float" office:value="0.707106781186548">
            <text:p>0,7071067812</text:p>
          </table:table-cell>
          <table:table-cell table:formula="of:=SIN([.B2])" office:value-type="float" office:value="0.707106781186547">
            <text:p>0,7071067812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RADIANS([.A3])" office:value-type="float" office:value="1.5707963267949">
            <text:p>1,5707963268</text:p>
          </table:table-cell>
          <table:table-cell table:formula="of:=TAN([.B3])" office:value-type="float" office:value="1.63317787283838E+016">
            <text:p>16331778728383800</text:p>
          </table:table-cell>
          <table:table-cell table:formula="of:=1/[.C3]" office:value-type="float" office:value="6.12303176911189E-017">
            <text:p>6,12303176911189E-017</text:p>
          </table:table-cell>
          <table:table-cell table:formula="of:=COS([.B3])" office:value-type="float" office:value="6.12303176911189E-017">
            <text:p>6,12303176911189E-017</text:p>
          </table:table-cell>
          <table:table-cell table:formula="of:=SIN([.B3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fsd</text:p>
          </table:table-cell>
          <table:table-cell office:value-type="string">
            <text:p>Ø</text:p>
          </table:table-cell>
          <table:table-cell office:value-type="string">
            <text:p>as</text:p>
          </table:table-cell>
          <table:table-cell office:value-type="string">
            <text:p>As</text:p>
          </table:table-cell>
          <table:table-cell office:value-type="string">
            <text:p>z</text:p>
          </table:table-cell>
          <table:table-cell office:value-type="string">
            <text:p>s/Vsd</text:p>
          </table:table-cell>
          <table:table-cell office:value-type="string">
            <text:p>s/Vsd</text:p>
          </table:table-cell>
        </table:table-row>
        <table:table-row table:style-name="ro2">
          <table:table-cell office:value-type="string">
            <text:p>Vsd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table:formula="of:=3.14*[.C6]^2/4" office:value-type="float" office:value="50.24">
            <text:p>50,24</text:p>
          </table:table-cell>
          <table:table-cell table:formula="of:=2*[.D6]" office:value-type="float" office:value="100.48">
            <text:p>100,48</text:p>
          </table:table-cell>
          <table:table-cell office:value-type="float" office:value="429">
            <text:p>429</text:p>
          </table:table-cell>
          <table:table-cell table:style-name="ce5" office:value-type="float" office:value="100">
            <text:p>100</text:p>
          </table:table-cell>
          <table:table-cell table:formula="of:=[.B6]*[.E6]*[.F6]/(1000*[.G6])" office:value-type="float" office:value="172.42368">
            <text:p>172,42368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table:formula="of:=3.14*[.C7]^2/4" office:value-type="float" office:value="50.24">
            <text:p>50,24</text:p>
          </table:table-cell>
          <table:table-cell table:formula="of:=2*[.D7]" office:value-type="float" office:value="100.48">
            <text:p>100,48</text:p>
          </table:table-cell>
          <table:table-cell office:value-type="float" office:value="429">
            <text:p>429</text:p>
          </table:table-cell>
          <table:table-cell table:style-name="ce5" office:value-type="float" office:value="90.4">
            <text:p>90,4</text:p>
          </table:table-cell>
          <table:table-cell table:formula="of:=[.B7]*[.E7]*[.F7]/([.G7]*1000)" office:value-type="float" office:value="190.734159292035">
            <text:p>190,73415929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Betongtverrsnitt</text:p>
          </table:table-cell>
          <table:table-cell table:number-columns-repeated="7"/>
        </table:table-row>
        <table:table-row table:style-name="ro2">
          <table:table-cell office:value-type="string">
            <text:p>b</text:p>
          </table:table-cell>
          <table:table-cell office:value-type="string">
            <text:p>h</text:p>
          </table:table-cell>
          <table: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ac</text:p>
          </table:table-cell>
          <table:table-cell table:formula="of:=[.A11]*1000" office:value-type="float" office:value="200000">
            <text:p>200000</text:p>
          </table:table-cell>
          <table:table-cell table:number-columns-repeated="6"/>
        </table:table-row>
        <table:table-row table:style-name="ro2">
          <table:table-cell office:value-type="string">
            <text:p>min as links</text:p>
          </table:table-cell>
          <table:table-cell table:formula="of:=0.2*[.B13]*2.55/500" office:value-type="float" office:value="204">
            <text:p>20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in cc links</text:p>
          </table:table-cell>
          <table:table-cell table:formula="of:=1000*[.E7]/[.B14]" office:value-type="float" office:value="492.549019607843">
            <text:p>492,5490196078</text:p>
          </table:table-cell>
          <table:table-cell table:number-columns-repeated="6"/>
        </table:table-row>
      </table:table>
      <table:table table:name="wall" table:style-name="ta1">
        <table:table-column table:style-name="co1" table:number-columns-repeated="5" table:default-cell-style-name="Default"/>
        <table:table-row table:style-name="ro2">
          <table:table-cell office:value-type="string">
            <text:p>ftk</text:p>
          </table:table-cell>
          <table:table-cell table:style-name="ce6" office:value-type="float" office:value="2.55">
            <text:p>2,55</text:p>
          </table:table-cell>
          <table:table-cell/>
          <table:table-cell office:value-type="string">
            <text:p>vegghøyde 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string">
            <text:p>fsk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t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ac</text:p>
          </table:table-cell>
          <table:table-cell table:formula="of:=1000*[.B4]" office:value-type="float" office:value="200000">
            <text:p>200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f </text:p>
          </table:table-cell>
          <table:table-cell office:value-type="float" office:value="0.3">
            <text:p>0,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formula="of:=[.B8]*[.B6]*[.B1]/[.B2]" office:value-type="float" office:value="306">
            <text:p>30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od area</text:p>
          </table:table-cell>
          <table:table-cell office:value-type="float" office:value="12">
            <text:p>12</text:p>
          </table:table-cell>
          <table:table-cell table:formula="of:=3.14*[.B12]^2/4" office:value-type="float" office:value="113.04">
            <text:p>113,0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amount</text:p>
          </table:table-cell>
          <table:table-cell table:formula="of:=[.A10]/[.C12]" office:value-type="float" office:value="2.70700636942675">
            <text:p>2,70700636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09:40:55.325899927</meta:creation-date>
    <dc:date>2015-01-29T12:57:06</dc:date>
    <meta:editing-duration>PT11H2M55S</meta:editing-duration>
    <meta:editing-cycles>15</meta:editing-cycles>
    <meta:generator>LibreOffice/3.5$Linux_x86 LibreOffice_project/350m1$Build-2</meta:generator>
    <meta:document-statistic meta:table-count="4" meta:cell-count="212" meta:object-count="0"/>
  </office:meta>
</office:document-meta>
</file>